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33" calcext:value-type="float">
            <text:p>0.133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25" calcext:value-type="float">
            <text:p>-0.02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04" calcext:value-type="float">
            <text:p>-0.00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091" calcext:value-type="float">
            <text:p>-0.091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08" calcext:value-type="float">
            <text:p>-0.080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085" calcext:value-type="float">
            <text:p>-0.085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72" calcext:value-type="float">
            <text:p>-0.07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31" calcext:value-type="float">
            <text:p>-0.131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24" calcext:value-type="float">
            <text:p>-0.124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092" calcext:value-type="float">
            <text:p>-0.092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8" calcext:value-type="float">
            <text:p>-0.098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165" calcext:value-type="float">
            <text:p>-0.165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146" calcext:value-type="float">
            <text:p>-0.146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161" calcext:value-type="float">
            <text:p>-0.161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139" calcext:value-type="float">
            <text:p>-0.139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62" calcext:value-type="float">
            <text:p>-0.162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64" calcext:value-type="float">
            <text:p>-0.164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7" calcext:value-type="float">
            <text:p>-0.15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096" calcext:value-type="float">
            <text:p>-0.096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47" calcext:value-type="float">
            <text:p>-0.147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51" calcext:value-type="float">
            <text:p>-0.15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55" calcext:value-type="float">
            <text:p>-0.15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016" calcext:value-type="float">
            <text:p>-0.016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021" calcext:value-type="float">
            <text:p>-0.02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116" calcext:value-type="float">
            <text:p>-0.116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03" calcext:value-type="float">
            <text:p>-0.103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0.235" calcext:value-type="float">
            <text:p>0.235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628" calcext:value-type="float">
            <text:p>0.628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695" calcext:value-type="float">
            <text:p>0.695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63" calcext:value-type="float">
            <text:p>0.630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0.036" calcext:value-type="float">
            <text:p>0.036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178" calcext:value-type="float">
            <text:p>0.178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-0.077" calcext:value-type="float">
            <text:p>-0.07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567" calcext:value-type="float">
            <text:p>-0.567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741" calcext:value-type="float">
            <text:p>-0.741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866" calcext:value-type="float">
            <text:p>-0.86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855" calcext:value-type="float">
            <text:p>-0.855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1.177" calcext:value-type="float">
            <text:p>-1.177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1.44" calcext:value-type="float">
            <text:p>-1.440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574" calcext:value-type="float">
            <text:p>-1.574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654" calcext:value-type="float">
            <text:p>-1.654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554" calcext:value-type="float">
            <text:p>0.554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1.338" calcext:value-type="float">
            <text:p>-1.33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1.73" calcext:value-type="float">
            <text:p>-1.730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1.864" calcext:value-type="float">
            <text:p>-1.864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898" calcext:value-type="float">
            <text:p>-1.898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673" calcext:value-type="float">
            <text:p>-0.673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664" calcext:value-type="float">
            <text:p>-0.664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698" calcext:value-type="float">
            <text:p>-0.698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1.103" calcext:value-type="float">
            <text:p>-1.103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1.354" calcext:value-type="float">
            <text:p>-1.354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673" calcext:value-type="float">
            <text:p>-0.673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598" calcext:value-type="float">
            <text:p>-0.598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694" calcext:value-type="float">
            <text:p>-0.694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538" calcext:value-type="float">
            <text:p>-0.538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613" calcext:value-type="float">
            <text:p>-0.613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636" calcext:value-type="float">
            <text:p>-0.636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6" calcext:value-type="float">
            <text:p>-0.600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1.142" calcext:value-type="float">
            <text:p>-1.142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1.148" calcext:value-type="float">
            <text:p>-1.148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1.184" calcext:value-type="float">
            <text:p>-1.184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471" calcext:value-type="float">
            <text:p>-0.47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564" calcext:value-type="float">
            <text:p>-0.56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548" calcext:value-type="float">
            <text:p>-0.548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644" calcext:value-type="float">
            <text:p>-1.644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1.608" calcext:value-type="float">
            <text:p>-1.60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455" calcext:value-type="float">
            <text:p>-0.455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501" calcext:value-type="float">
            <text:p>-0.501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874" calcext:value-type="float">
            <text:p>-1.874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816" calcext:value-type="float">
            <text:p>-1.816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612" calcext:value-type="float">
            <text:p>-1.61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487" calcext:value-type="float">
            <text:p>-0.487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489" calcext:value-type="float">
            <text:p>-0.48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55" calcext:value-type="float">
            <text:p>-0.455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1.74" calcext:value-type="float">
            <text:p>-1.740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1.422" calcext:value-type="float">
            <text:p>-1.422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917" calcext:value-type="float">
            <text:p>-0.917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432" calcext:value-type="float">
            <text:p>-0.432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465" calcext:value-type="float">
            <text:p>-0.46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422" calcext:value-type="float">
            <text:p>-0.422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652" calcext:value-type="float">
            <text:p>-0.652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652" calcext:value-type="float">
            <text:p>-0.652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539" calcext:value-type="float">
            <text:p>-0.539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426" calcext:value-type="float">
            <text:p>-0.42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4" calcext:value-type="float">
            <text:p>-0.400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569" calcext:value-type="float">
            <text:p>-0.569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517" calcext:value-type="float">
            <text:p>-0.517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426" calcext:value-type="float">
            <text:p>-0.42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423" calcext:value-type="float">
            <text:p>-0.42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427" calcext:value-type="float">
            <text:p>-0.42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4143" calcext:value-type="float">
            <text:p>-0.414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63" calcext:value-type="float">
            <text:p>-0.363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406" calcext:value-type="float">
            <text:p>-0.406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88" calcext:value-type="float">
            <text:p>-0.388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82" calcext:value-type="float">
            <text:p>-0.382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34" calcext:value-type="float">
            <text:p>-0.334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61" calcext:value-type="float">
            <text:p>-0.461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78" calcext:value-type="float">
            <text:p>-0.378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71" calcext:value-type="float">
            <text:p>-0.371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59" calcext:value-type="float">
            <text:p>-0.359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421" calcext:value-type="float">
            <text:p>-0.421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308" calcext:value-type="float">
            <text:p>-0.308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308" calcext:value-type="float">
            <text:p>-0.308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286" calcext:value-type="float">
            <text:p>-0.286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85" calcext:value-type="float">
            <text:p>-0.385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95" calcext:value-type="float">
            <text:p>-0.295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6" calcext:value-type="float">
            <text:p>-0.260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35" calcext:value-type="float">
            <text:p>-0.235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9" calcext:value-type="float">
            <text:p>-0.199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15" calcext:value-type="float">
            <text:p>-0.215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85" calcext:value-type="float">
            <text:p>-0.185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3" calcext:value-type="float">
            <text:p>-0.153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35" calcext:value-type="float">
            <text:p>-0.335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65" calcext:value-type="float">
            <text:p>-0.265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93" calcext:value-type="float">
            <text:p>-0.19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53" calcext:value-type="float">
            <text:p>-0.153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35" calcext:value-type="float">
            <text:p>-0.135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15" calcext:value-type="float">
            <text:p>-0.315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52" calcext:value-type="float">
            <text:p>-0.252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3" calcext:value-type="float">
            <text:p>-0.130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4" calcext:value-type="float">
            <text:p>-0.084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3" calcext:value-type="float">
            <text:p>-0.063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39" calcext:value-type="float">
            <text:p>-0.039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59" calcext:value-type="float">
            <text:p>-0.259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42" calcext:value-type="float">
            <text:p>-0.042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3" calcext:value-type="float">
            <text:p>0.030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83" calcext:value-type="float">
            <text:p>-0.283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33" calcext:value-type="float">
            <text:p>-0.233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94" calcext:value-type="float">
            <text:p>0.094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13" calcext:value-type="float">
            <text:p>0.11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207" calcext:value-type="float">
            <text:p>-0.207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1" calcext:value-type="float">
            <text:p>0.191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2" calcext:value-type="float">
            <text:p>0.192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1" calcext:value-type="float">
            <text:p>-0.210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89" calcext:value-type="float">
            <text:p>-0.189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99" calcext:value-type="float">
            <text:p>-0.19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69" calcext:value-type="float">
            <text:p>-0.169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47" calcext:value-type="float">
            <text:p>-0.147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82" calcext:value-type="float">
            <text:p>-0.18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43" calcext:value-type="float">
            <text:p>-0.14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1" calcext:value-type="float">
            <text:p>-0.110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72" calcext:value-type="float">
            <text:p>-0.072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54" calcext:value-type="float">
            <text:p>-0.054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24" calcext:value-type="float">
            <text:p>-0.024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252" calcext:value-type="float">
            <text:p>-0.25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341" calcext:value-type="float">
            <text:p>-0.34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-0.365" calcext:value-type="float">
            <text:p>-0.36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0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12" calcext:value-type="float">
            <text:p>-0.112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31" calcext:value-type="float">
            <text:p>-0.131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33" calcext:value-type="float">
            <text:p>-0.133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33" calcext:value-type="float">
            <text:p>-0.133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22" calcext:value-type="float">
            <text:p>-0.122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101" calcext:value-type="float">
            <text:p>-0.101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042" calcext:value-type="float">
            <text:p>-0.042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25" calcext:value-type="float">
            <text:p>0.025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04" calcext:value-type="float">
            <text:p>0.004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0.002" calcext:value-type="float">
            <text:p>0.002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.002" calcext:value-type="float">
            <text:p>0.002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24" calcext:value-type="float">
            <text:p>-0.024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11" calcext:value-type="float">
            <text:p>-0.011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0.025" calcext:value-type="float">
            <text:p>0.025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091" calcext:value-type="float">
            <text:p>0.091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075" calcext:value-type="float">
            <text:p>0.075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08" calcext:value-type="float">
            <text:p>0.08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085" calcext:value-type="float">
            <text:p>0.085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44" calcext:value-type="float">
            <text:p>0.044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48" calcext:value-type="float">
            <text:p>0.048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72" calcext:value-type="float">
            <text:p>0.072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131" calcext:value-type="float">
            <text:p>0.131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126" calcext:value-type="float">
            <text:p>0.126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118" calcext:value-type="float">
            <text:p>0.118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124" calcext:value-type="float">
            <text:p>0.124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092" calcext:value-type="float">
            <text:p>0.092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098" calcext:value-type="float">
            <text:p>0.098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105" calcext:value-type="float">
            <text:p>0.105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165" calcext:value-type="float">
            <text:p>0.165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146" calcext:value-type="float">
            <text:p>0.146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153" calcext:value-type="float">
            <text:p>0.153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161" calcext:value-type="float">
            <text:p>0.161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165" calcext:value-type="float">
            <text:p>0.165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26" calcext:value-type="float">
            <text:p>0.126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32" calcext:value-type="float">
            <text:p>0.132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136" calcext:value-type="float">
            <text:p>0.136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124" calcext:value-type="float">
            <text:p>0.124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145" calcext:value-type="float">
            <text:p>0.145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139" calcext:value-type="float">
            <text:p>0.139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162" calcext:value-type="float">
            <text:p>0.162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164" calcext:value-type="float">
            <text:p>0.164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157" calcext:value-type="float">
            <text:p>0.157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102" calcext:value-type="float">
            <text:p>0.102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083" calcext:value-type="float">
            <text:p>0.083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085" calcext:value-type="float">
            <text:p>0.085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096" calcext:value-type="float">
            <text:p>0.096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147" calcext:value-type="float">
            <text:p>0.147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151" calcext:value-type="float">
            <text:p>0.151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155" calcext:value-type="float">
            <text:p>0.155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0.029" calcext:value-type="float">
            <text:p>0.029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0.039" calcext:value-type="float">
            <text:p>0.039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0.016" calcext:value-type="float">
            <text:p>0.016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0.021" calcext:value-type="float">
            <text:p>0.021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116" calcext:value-type="float">
            <text:p>0.116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145" calcext:value-type="float">
            <text:p>0.145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143" calcext:value-type="float">
            <text:p>0.143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-0.049" calcext:value-type="float">
            <text:p>-0.049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-0.081" calcext:value-type="float">
            <text:p>-0.081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-0.136" calcext:value-type="float">
            <text:p>-0.136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-0.116" calcext:value-type="float">
            <text:p>-0.116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0.038" calcext:value-type="float">
            <text:p>0.038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103" calcext:value-type="float">
            <text:p>0.103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142" calcext:value-type="float">
            <text:p>0.142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-0.116" calcext:value-type="float">
            <text:p>-0.116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-0.179" calcext:value-type="float">
            <text:p>-0.179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-0.235" calcext:value-type="float">
            <text:p>-0.235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-0.243" calcext:value-type="float">
            <text:p>-0.243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-0.018" calcext:value-type="float">
            <text:p>-0.018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056" calcext:value-type="float">
            <text:p>0.056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136" calcext:value-type="float">
            <text:p>0.136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628" calcext:value-type="float">
            <text:p>-0.628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661" calcext:value-type="float">
            <text:p>-0.661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695" calcext:value-type="float">
            <text:p>-0.695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689" calcext:value-type="float">
            <text:p>-0.689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-0.102" calcext:value-type="float">
            <text:p>-0.102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0.002" calcext:value-type="float">
            <text:p>0.002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121" calcext:value-type="float">
            <text:p>0.121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675" calcext:value-type="float">
            <text:p>-0.675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63" calcext:value-type="float">
            <text:p>-0.63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572" calcext:value-type="float">
            <text:p>-0.572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587" calcext:value-type="float">
            <text:p>-0.587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-0.101" calcext:value-type="float">
            <text:p>-0.101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-0.036" calcext:value-type="float">
            <text:p>-0.036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107" calcext:value-type="float">
            <text:p>0.107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178" calcext:value-type="float">
            <text:p>-0.178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-0.053" calcext:value-type="float">
            <text:p>-0.053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0.057" calcext:value-type="float">
            <text:p>0.057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0.077" calcext:value-type="float">
            <text:p>0.077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-0.206" calcext:value-type="float">
            <text:p>-0.206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-0.151" calcext:value-type="float">
            <text:p>-0.151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-0.005" calcext:value-type="float">
            <text:p>-0.005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0.567" calcext:value-type="float">
            <text:p>0.567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0.741" calcext:value-type="float">
            <text:p>0.741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0.866" calcext:value-type="float">
            <text:p>0.866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0.855" calcext:value-type="float">
            <text:p>0.855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672" calcext:value-type="float">
            <text:p>-0.672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-0.626" calcext:value-type="float">
            <text:p>-0.626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463" calcext:value-type="float">
            <text:p>-0.463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1.177" calcext:value-type="float">
            <text:p>1.177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1.44" calcext:value-type="float">
            <text:p>1.44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1.574" calcext:value-type="float">
            <text:p>1.574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1.654" calcext:value-type="float">
            <text:p>1.654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554" calcext:value-type="float">
            <text:p>-0.554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-0.528" calcext:value-type="float">
            <text:p>-0.528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497" calcext:value-type="float">
            <text:p>-0.497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1.338" calcext:value-type="float">
            <text:p>1.338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1.73" calcext:value-type="float">
            <text:p>1.73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1.864" calcext:value-type="float">
            <text:p>1.864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1.898" calcext:value-type="float">
            <text:p>1.898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0.673" calcext:value-type="float">
            <text:p>0.673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0.136" calcext:value-type="float">
            <text:p>0.136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0.12" calcext:value-type="float">
            <text:p>0.12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664" calcext:value-type="float">
            <text:p>0.664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0.698" calcext:value-type="float">
            <text:p>0.698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1.103" calcext:value-type="float">
            <text:p>1.103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1.354" calcext:value-type="float">
            <text:p>1.354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0.673" calcext:value-type="float">
            <text:p>0.673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598" calcext:value-type="float">
            <text:p>0.598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0.694" calcext:value-type="float">
            <text:p>0.694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538" calcext:value-type="float">
            <text:p>0.538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613" calcext:value-type="float">
            <text:p>0.613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636" calcext:value-type="float">
            <text:p>0.636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6" calcext:value-type="float">
            <text:p>0.6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1.142" calcext:value-type="float">
            <text:p>1.142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1.148" calcext:value-type="float">
            <text:p>1.148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1.184" calcext:value-type="float">
            <text:p>1.184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471" calcext:value-type="float">
            <text:p>0.471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535" calcext:value-type="float">
            <text:p>0.535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564" calcext:value-type="float">
            <text:p>0.564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548" calcext:value-type="float">
            <text:p>0.548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1.644" calcext:value-type="float">
            <text:p>1.644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1.608" calcext:value-type="float">
            <text:p>1.608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1.62" calcext:value-type="float">
            <text:p>1.62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455" calcext:value-type="float">
            <text:p>0.455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524" calcext:value-type="float">
            <text:p>0.524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524" calcext:value-type="float">
            <text:p>0.524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501" calcext:value-type="float">
            <text:p>0.501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1.874" calcext:value-type="float">
            <text:p>1.874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1.816" calcext:value-type="float">
            <text:p>1.816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1.612" calcext:value-type="float">
            <text:p>1.612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439" calcext:value-type="float">
            <text:p>0.439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487" calcext:value-type="float">
            <text:p>0.487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489" calcext:value-type="float">
            <text:p>0.489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55" calcext:value-type="float">
            <text:p>0.455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1.74" calcext:value-type="float">
            <text:p>1.74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1.422" calcext:value-type="float">
            <text:p>1.422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0.917" calcext:value-type="float">
            <text:p>0.917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432" calcext:value-type="float">
            <text:p>0.432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465" calcext:value-type="float">
            <text:p>0.465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66" calcext:value-type="float">
            <text:p>0.466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422" calcext:value-type="float">
            <text:p>0.422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0.652" calcext:value-type="float">
            <text:p>0.652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0.652" calcext:value-type="float">
            <text:p>0.652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539" calcext:value-type="float">
            <text:p>0.539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426" calcext:value-type="float">
            <text:p>0.426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434" calcext:value-type="float">
            <text:p>0.434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43" calcext:value-type="float">
            <text:p>0.443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4" calcext:value-type="float">
            <text:p>0.4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569" calcext:value-type="float">
            <text:p>0.569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517" calcext:value-type="float">
            <text:p>0.517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426" calcext:value-type="float">
            <text:p>0.426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423" calcext:value-type="float">
            <text:p>0.423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427" calcext:value-type="float">
            <text:p>0.427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4143" calcext:value-type="float">
            <text:p>0.4143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62" calcext:value-type="float">
            <text:p>0.362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523" calcext:value-type="float">
            <text:p>0.523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43" calcext:value-type="float">
            <text:p>0.43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363" calcext:value-type="float">
            <text:p>0.363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406" calcext:value-type="float">
            <text:p>0.406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388" calcext:value-type="float">
            <text:p>0.388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382" calcext:value-type="float">
            <text:p>0.382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34" calcext:value-type="float">
            <text:p>0.334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61" calcext:value-type="float">
            <text:p>0.461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78" calcext:value-type="float">
            <text:p>0.378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336" calcext:value-type="float">
            <text:p>0.336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71" calcext:value-type="float">
            <text:p>0.371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59" calcext:value-type="float">
            <text:p>0.359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48" calcext:value-type="float">
            <text:p>0.348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294" calcext:value-type="float">
            <text:p>0.294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421" calcext:value-type="float">
            <text:p>0.421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5" calcext:value-type="float">
            <text:p>0.35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308" calcext:value-type="float">
            <text:p>0.308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27" calcext:value-type="float">
            <text:p>0.327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308" calcext:value-type="float">
            <text:p>0.308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286" calcext:value-type="float">
            <text:p>0.286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51" calcext:value-type="float">
            <text:p>0.251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385" calcext:value-type="float">
            <text:p>0.385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24" calcext:value-type="float">
            <text:p>0.324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295" calcext:value-type="float">
            <text:p>0.295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289" calcext:value-type="float">
            <text:p>0.289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6" calcext:value-type="float">
            <text:p>0.26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35" calcext:value-type="float">
            <text:p>0.235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199" calcext:value-type="float">
            <text:p>0.199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61" calcext:value-type="float">
            <text:p>0.361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308" calcext:value-type="float">
            <text:p>0.308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278" calcext:value-type="float">
            <text:p>0.278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44" calcext:value-type="float">
            <text:p>0.244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15" calcext:value-type="float">
            <text:p>0.215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85" calcext:value-type="float">
            <text:p>0.185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3" calcext:value-type="float">
            <text:p>0.153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35" calcext:value-type="float">
            <text:p>0.335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288" calcext:value-type="float">
            <text:p>0.288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65" calcext:value-type="float">
            <text:p>0.265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193" calcext:value-type="float">
            <text:p>0.193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53" calcext:value-type="float">
            <text:p>0.153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35" calcext:value-type="float">
            <text:p>0.135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06" calcext:value-type="float">
            <text:p>0.106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15" calcext:value-type="float">
            <text:p>0.315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73" calcext:value-type="float">
            <text:p>0.273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52" calcext:value-type="float">
            <text:p>0.252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3" calcext:value-type="float">
            <text:p>0.13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84" calcext:value-type="float">
            <text:p>0.084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63" calcext:value-type="float">
            <text:p>0.063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39" calcext:value-type="float">
            <text:p>0.039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296" calcext:value-type="float">
            <text:p>0.296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58" calcext:value-type="float">
            <text:p>0.258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259" calcext:value-type="float">
            <text:p>0.259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42" calcext:value-type="float">
            <text:p>0.042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.002" calcext:value-type="float">
            <text:p>0.002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2" calcext:value-type="float">
            <text:p>-0.02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3" calcext:value-type="float">
            <text:p>-0.03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283" calcext:value-type="float">
            <text:p>0.283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43" calcext:value-type="float">
            <text:p>0.243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33" calcext:value-type="float">
            <text:p>0.233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59" calcext:value-type="float">
            <text:p>-0.059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94" calcext:value-type="float">
            <text:p>-0.094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06" calcext:value-type="float">
            <text:p>-0.106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13" calcext:value-type="float">
            <text:p>-0.113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0.241" calcext:value-type="float">
            <text:p>0.241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207" calcext:value-type="float">
            <text:p>0.207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217" calcext:value-type="float">
            <text:p>0.217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6" calcext:value-type="float">
            <text:p>-0.176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191" calcext:value-type="float">
            <text:p>-0.191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198" calcext:value-type="float">
            <text:p>-0.198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192" calcext:value-type="float">
            <text:p>-0.192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1" calcext:value-type="float">
            <text:p>0.21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189" calcext:value-type="float">
            <text:p>0.189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199" calcext:value-type="float">
            <text:p>0.199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69" calcext:value-type="float">
            <text:p>0.169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47" calcext:value-type="float">
            <text:p>0.147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182" calcext:value-type="float">
            <text:p>0.182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43" calcext:value-type="float">
            <text:p>0.143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24" calcext:value-type="float">
            <text:p>0.124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18" calcext:value-type="float">
            <text:p>0.18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1" calcext:value-type="float">
            <text:p>0.11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102" calcext:value-type="float">
            <text:p>0.102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183" calcext:value-type="float">
            <text:p>0.183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85" calcext:value-type="float">
            <text:p>0.085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72" calcext:value-type="float">
            <text:p>0.072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193" calcext:value-type="float">
            <text:p>0.193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57" calcext:value-type="float">
            <text:p>0.057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54" calcext:value-type="float">
            <text:p>0.054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215" calcext:value-type="float">
            <text:p>0.215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24" calcext:value-type="float">
            <text:p>0.024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27" calcext:value-type="float">
            <text:p>0.027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252" calcext:value-type="float">
            <text:p>0.252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16" calcext:value-type="float">
            <text:p>-0.016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-0.004" calcext:value-type="float">
            <text:p>-0.004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0.305" calcext:value-type="float">
            <text:p>0.305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52" calcext:value-type="float">
            <text:p>-0.052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33" calcext:value-type="float">
            <text:p>-0.033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0.341" calcext:value-type="float">
            <text:p>0.341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089" calcext:value-type="float">
            <text:p>-0.089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6" calcext:value-type="float">
            <text:p>-0.06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89961" calcext:value-type="float">
            <text:p>-0.89961</text:p>
          </table:table-cell>
          <table:table-cell table:formula="of:=[$'Weston''s Data'.T45]-[$'Ammon''s Data'.T45]" office:value-type="float" office:value="0.365" calcext:value-type="float">
            <text:p>0.365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4" calcext:value-type="float">
            <text:p>-0.14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103" calcext:value-type="float">
            <text:p>-0.103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0.37" calcext:value-type="float">
            <text:p>0.37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19" calcext:value-type="float">
            <text:p>-0.19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156" calcext:value-type="float">
            <text:p>-0.156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0.276" calcext:value-type="float">
            <text:p>0.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28:31.59509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10:04:38.646365538</dc:date>
    <meta:editing-duration>PT6H16M57S</meta:editing-duration>
    <meta:editing-cycles>54</meta:editing-cycles>
    <meta:document-statistic meta:table-count="3" meta:cell-count="1352" meta:object-count="0"/>
    <meta:user-defined meta:name="ProgId">Excel.Sheet</meta:user-defined>
  </office:meta>
</office:document-meta>
</file>